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6df8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a314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b48d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c78c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a314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ab44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b48d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c78c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d1b2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dc7e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style:font-name-asian="Courier New" style:font-name-complex="Courier New"/>
    </style:style>
    <style:style style:name="T2" style:family="text">
      <style:text-properties style:font-name="Times New Roman" officeooo:rsid="002e468a" style:font-name-asian="Courier New" style:font-name-complex="Courier New"/>
    </style:style>
    <style:style style:name="T3" style:family="text">
      <style:text-properties style:font-name="Times New Roman" officeooo:rsid="003bee55" style:font-name-asian="Courier New" style:font-name-complex="Courier New"/>
    </style:style>
    <style:style style:name="T4" style:family="text">
      <style:text-properties style:font-name="Times New Roman" officeooo:rsid="000b48d6" style:font-name-asian="Courier New" style:font-name-complex="Courier New"/>
    </style:style>
    <style:style style:name="T5" style:family="text">
      <style:text-properties style:font-name="Times New Roman" fo:font-size="10pt" style:font-name-asian="Courier New" style:font-size-asian="10pt" style:font-name-complex="Courier New" style:font-size-complex="10pt"/>
    </style:style>
    <style:style style:name="T6" style:family="text">
      <style:text-properties style:font-name="Times New Roman" fo:font-size="10pt" officeooo:rsid="005a182b" style:font-name-asian="Courier New" style:font-size-asian="10pt" style:font-name-complex="Courier New" style:font-size-complex="10pt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000000" style:shadow="none" draw:shadow-opacity="100%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MathematicaFormatStandardForm"><text:span text:style-name="T2"><draw:frame draw:style-name="fr1" draw:name="Object665" text:anchor-type="as-char" svg:y="-0.3665in" svg:width="7.2366in" svg:height="0.6917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1"><text:span text:style-name="MathematicaFormatStandardForm"><text:span text:style-name="T2"/></text:span></text:p>
      <text:p text:style-name="P1"><text:span text:style-name="MathematicaFormatStandardForm"><text:span text:style-name="T2"><draw:frame draw:style-name="fr1" draw:name="Object1" text:anchor-type="as-char" svg:y="-0.3484in" svg:width="7.1047in" svg:height="0.6563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1"><text:span text:style-name="MathematicaFormatStandardForm"><text:span text:style-name="T2"/></text:span></text:p>
      <text:p text:style-name="P1"><text:span text:style-name="MathematicaFormatStandardForm"><text:span text:style-name="T2"><draw:frame draw:style-name="fr1" draw:name="Object2" text:anchor-type="as-char" svg:y="-0.3484in" svg:width="5.8661in" svg:height="0.6563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2"><text:span text:style-name="MathematicaFormatStandardForm"><text:span text:style-name="T1"><draw:frame draw:style-name="fr1" draw:name="Object209" text:anchor-type="as-char" svg:y="-0.3382in" svg:width="3.7083in" svg:height="0.478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5"><text:span text:style-name="MathematicaFormatStandardForm"><text:span text:style-name="T1"/></text:span></text:p>
      <text:p text:style-name="P5"><text:span text:style-name="MathematicaFormatStandardForm"><text:span text:style-name="T1"><draw:frame draw:style-name="fr1" draw:name="Object210" text:anchor-type="as-char" svg:y="-0.3382in" svg:width="3.7992in" svg:height="0.4783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5"><text:span text:style-name="MathematicaFormatStandardForm"><text:span text:style-name="T3"/></text:span></text:p>
      <text:p text:style-name="P5"><text:span text:style-name="MathematicaFormatStandardForm"><text:span text:style-name="T1"><draw:frame draw:style-name="fr1" draw:name="Object4" text:anchor-type="as-char" svg:y="-0.3382in" svg:width="3.448in" svg:height="0.4783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<text:p text:style-name="P5"><text:span text:style-name="MathematicaFormatStandardForm"><text:span text:style-name="T1"/></text:span></text:p>
      <text:p text:style-name="P5"><text:span text:style-name="MathematicaFormatStandardForm"><text:span text:style-name="T1"><draw:frame draw:style-name="fr1" draw:name="Object3" text:anchor-type="as-char" svg:y="-0.3382in" svg:width="3.9102in" svg:height="0.4783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5"><text:span text:style-name="MathematicaFormatStandardForm"><text:span text:style-name="T1"/></text:span></text:p>
      <text:p text:style-name="P5"><text:span text:style-name="MathematicaFormatStandardForm"><text:span text:style-name="T1"><draw:frame draw:style-name="fr2" draw:name="Object204" text:anchor-type="as-char" svg:y="-0.2547in" svg:width="1.448in" svg:height="0.4307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<text:p text:style-name="P5"><text:span text:style-name="MathematicaFormatStandardForm"><text:span text:style-name="T1"/></text:span></text:p>
      <text:p text:style-name="P6"><text:span text:style-name="MathematicaFormatStandardForm"><text:span text:style-name="T1"><draw:frame draw:style-name="fr2" draw:name="Object6" text:anchor-type="as-char" svg:y="-0.3591in" svg:width="1.4957in" svg:height="0.5201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/text:p>
      <text:p text:style-name="P5"><text:span text:style-name="MathematicaFormatStandardForm"><text:span text:style-name="T1"/></text:span></text:p>
      <text:p text:style-name="P5"><text:span text:style-name="MathematicaFormatStandardForm"><text:span text:style-name="T1"><draw:frame draw:style-name="fr2" draw:name="Object5" text:anchor-type="as-char" svg:y="-0.3984in" svg:width="1.9138in" svg:height="0.5693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<text:p text:style-name="P3"><text:span text:style-name="MathematicaFormatStandardForm"><text:span text:style-name="T4">Suppose we look at the smoothing function version of D_z(n).</text:span></text:span></text:p>
      <text:p text:style-name="P7"><text:span text:style-name="MathematicaFormatStandardForm"><text:span text:style-name="T4"/></text:span></text:p>
      <text:p text:style-name="P7"><text:span text:style-name="MathematicaFormatStandardForm"><text:span text:style-name="T4">At ½.</text:span></text:span></text:p>
      <text:p text:style-name="P7"><text:span text:style-name="MathematicaFormatStandardForm"><text:span text:style-name="T4"/></text:span></text:p>
      <text:p text:style-name="P7"><text:span text:style-name="MathematicaFormatStandardForm"><text:span text:style-name="T4"><draw:frame draw:style-name="fr1" draw:name="Object7" text:anchor-type="as-char" svg:y="-0.1827in" svg:width="3.552in" svg:height="0.4272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<text:p text:style-name="P7"><text:span text:style-name="MathematicaFormatStandardForm"><text:span text:style-name="T4"/></text:span></text:p>
      <text:p text:style-name="P7"><text:span text:style-name="MathematicaFormatStandardForm"><text:span text:style-name="T4">3/2 = 1.5</text:span></text:span></text:p>
      <text:p text:style-name="P7"><text:span text:style-name="MathematicaFormatStandardForm"><text:span text:style-name="T4"/></text:span></text:p>
      <text:p text:style-name="P7"><text:span text:style-name="MathematicaFormatStandardForm"><text:span text:style-name="T4">9/4 = 2.25</text:span></text:span></text:p>
      <text:p text:style-name="P7"><text:span text:style-name="MathematicaFormatStandardForm"><text:span text:style-name="T4"/></text:span></text:p>
      <text:p text:style-name="P7"><text:span text:style-name="MathematicaFormatStandardForm"><text:span text:style-name="T4">27/8 = 3.375</text:span></text:span></text:p>
      <text:p text:style-name="P7"><text:span text:style-name="MathematicaFormatStandardForm"><text:span text:style-name="T4"/></text:span></text:p>
      <text:p text:style-name="P7"><text:span text:style-name="MathematicaFormatStandardForm"><text:span text:style-name="T4">81/16 = 5.0625</text:span></text:span></text:p>
      <text:p text:style-name="P7"><text:span text:style-name="MathematicaFormatStandardForm"><text:span text:style-name="T4"/></text:span></text:p>
      <text:p text:style-name="P7"><text:span text:style-name="MathematicaFormatStandardForm"><text:span text:style-name="T4">243/32 = 7.59375</text:span></text:span></text:p>
      <text:p text:style-name="P7"><text:span text:style-name="MathematicaFormatStandardForm"><text:span text:style-name="T4"/></text:span></text:p>
      <text:p text:style-name="P7"><text:span text:style-name="MathematicaFormatStandardForm"><text:span text:style-name="T4">729/64 = 11.3906</text:span></text:span></text:p>
      <text:p text:style-name="P7"><text:span text:style-name="MathematicaFormatStandardForm"><text:span text:style-name="T4"/></text:span></text:p>
      <text:p text:style-name="P7"><text:span text:style-name="MathematicaFormatStandardForm"><text:span text:style-name="T4">2187/128 = 17.0859</text:span></text:span></text:p>
      <text:p text:style-name="P7"><text:span text:style-name="MathematicaFormatStandardForm"><text:span text:style-name="T4"/></text:span></text:p>
      <text:p text:style-name="P7"><text:span text:style-name="MathematicaFormatStandardForm"><text:span text:style-name="T4">6561/256 = 25.6289</text:span></text:span></text:p>
      <text:p text:style-name="P4"><text:span text:style-name="MathematicaFormatStandardForm"><text:span text:style-name="T6"><draw:frame draw:style-name="fr2" draw:name="Object62" text:anchor-type="as-char" svg:y="-0.3472in" svg:width="3.8492in" svg:height="0.6453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<text:p text:style-name="P8"><text:span text:style-name="MathematicaFormatStandardForm"><text:span text:style-name="T6"/></text:span></text:p>
      <text:p text:style-name="P8"><text:span text:style-name="MathematicaFormatStandardForm"><text:span text:style-name="T6"><draw:frame draw:style-name="fr2" draw:name="Object8" text:anchor-type="as-char" svg:y="-0.2437in" svg:width="1.9102in" svg:height="0.4083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<text:p text:style-name="P8"><text:span text:style-name="MathematicaFormatStandardForm"><text:span text:style-name="T6"/></text:span></text:p>
      <text:p text:style-name="P9"><text:span text:style-name="MathematicaFormatStandardForm"><text:span text:style-name="T6"><draw:frame draw:style-name="fr2" draw:name="Object9" text:anchor-type="as-char" svg:y="-0.2484in" svg:width="3.1189in" svg:height="0.4134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<text:p text:style-name="P8"><text:span text:style-name="MathematicaFormatStandardForm"><text:span text:style-name="T6"/></text:span></text:p>
      <text:p text:style-name="P10"><text:span text:style-name="MathematicaFormatStandardForm"><text:span text:style-name="T5"><draw:frame draw:style-name="fr2" draw:name="Object48" text:anchor-type="as-char" svg:y="-0.2484in" svg:width="2.8638in" svg:height="0.4102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<text:p text:style-name="P10"><text:span text:style-name="MathematicaFormatStandardForm"><text:span text:style-name="T6"/></text:span></text:p>
      <text:p text:style-name="P10"><text:span text:style-name="MathematicaFormatStandardForm"><text:span text:style-name="T5"><draw:frame draw:style-name="fr2" draw:name="Object10" text:anchor-type="as-char" svg:y="-0.2484in" svg:width="2.0457in" svg:height="0.4102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<text:p text:style-name="P10"><text:span text:style-name="MathematicaFormatStandardForm"><text:span text:style-name="T5"/></text:span></text:p>
      <text:p text:style-name="P10"><text:span text:style-name="MathematicaFormatStandardForm"><text:span text:style-name="T5"><text:s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09:02:57.161000000</meta:creation-date>
    <dc:date>2016-08-21T10:14:50.150000000</dc:date>
    <meta:editing-duration>PT1H55M58S</meta:editing-duration>
    <meta:editing-cycles>4</meta:editing-cycles>
    <meta:generator>LibreOffice/5.0.0.5$Windows_x86 LibreOffice_project/1b1a90865e348b492231e1c451437d7a15bb262b</meta:generator>
    <meta:document-statistic meta:table-count="0" meta:image-count="0" meta:object-count="16" meta:page-count="4" meta:paragraph-count="27" meta:word-count="37" meta:character-count="179" meta:non-whitespace-character-count="152"/>
  </office:meta>
</office:document-meta>
</file>

<file path=Object 1/content.xml><?xml version="1.0" encoding="utf-8"?>
<math xmlns="http://www.w3.org/1998/Math/MathML" display="block">
  <semantics>
    <mtable>
      <mtr>
        <mtd>
          <mrow>
            <mtext/>
            <mrow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i>z</mi>
                      </msup>
                    </mrow>
                  </mrow>
                  <mo fence="true" stretchy="false">]</mo>
                </mrow>
                <mi>n</mi>
              </msub>
              <mo stretchy="false">=</mo>
              <mtext/>
            </mrow>
          </mrow>
        </mtd>
      </mtr>
      <mtr>
        <mtd>
          <mrow>
            <mtext>   </mtext>
            <mrow>
              <mn>1</mn>
              <mo stretchy="false">+</mo>
              <mrow>
                <munderover>
                  <mo stretchy="false">∑</mo>
                  <mrow>
                    <mi>a</mi>
                    <mo stretchy="false">=</mo>
                    <mn>2</mn>
                  </mrow>
                  <mi>n</mi>
                </munderover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row>
                      <mo fence="true" stretchy="false">⌊</mo>
                      <mrow>
                        <mfrac>
                          <mrow>
                            <mi>log</mi>
                            <mi>n</mi>
                          </mrow>
                          <mrow>
                            <mi>log</mi>
                            <mi>a</mi>
                          </mrow>
                        </mfrac>
                      </mrow>
                      <mo fence="true" stretchy="false">⌋</mo>
                    </mrow>
                  </munderover>
                  <mrow>
                    <mo fence="true" stretchy="false">(</mo>
                    <mrow>
                      <mtable>
                        <mtr>
                          <mtd>
                            <mi>z</mi>
                          </mtd>
                        </mtr>
                        <mtr>
                          <mtd>
                            <mi>j</mi>
                          </mtd>
                        </mtr>
                      </mtable>
                    </mrow>
                    <mo fence="true" stretchy="false">)</mo>
                  </mrow>
                </mrow>
              </mrow>
            </mrow>
            <mrow>
              <mo fence="true" stretchy="false">(</mo>
              <mrow>
                <mrow>
                  <mn>1</mn>
                  <mo stretchy="false">+</mo>
                  <mrow>
                    <mrow>
                      <munderover>
                        <mo stretchy="false">∑</mo>
                        <mrow>
                          <mi>b</mi>
                          <mo stretchy="false">=</mo>
                          <mrow>
                            <mi>a</mi>
                            <mo stretchy="false">+</mo>
                            <mn>1</mn>
                          </mrow>
                        </mrow>
                        <mrow>
                          <mo fence="true" stretchy="false">⌊</mo>
                          <mrow>
                            <mfrac>
                              <mi>n</mi>
                              <msup>
                                <mi>a</mi>
                                <mi>j</mi>
                              </msup>
                            </mfrac>
                          </mrow>
                          <mo fence="true" stretchy="false">⌋</mo>
                        </mrow>
                      </munderover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n>1</mn>
                          </mrow>
                          <mrow>
                            <mo fence="true" stretchy="false">⌊</mo>
                            <mrow>
                              <mfrac>
                                <mrow>
                                  <mi>log</mi>
                                  <mrow>
                                    <mi>n</mi>
                                    <mo stretchy="false">−</mo>
                                    <mi>j</mi>
                                  </mrow>
                                  <mi>log</mi>
                                  <mi>a</mi>
                                </mrow>
                                <mrow>
                                  <mi>log</mi>
                                  <mi>b</mi>
                                </mrow>
                              </mfrac>
                            </mrow>
                            <mo fence="true" stretchy="false">⌋</mo>
                          </mrow>
                        </munderover>
                        <mrow>
                          <mo fence="true" stretchy="false">(</mo>
                          <mrow>
                            <mtable>
                              <mtr>
                                <mtd>
                                  <mrow>
                                    <mi>z</mi>
                                    <mo stretchy="false">−</mo>
                                    <mi>j</mi>
                                  </mrow>
                                </mtd>
                              </mtr>
                              <mtr>
                                <mtd>
                                  <mi>k</mi>
                                </mtd>
                              </mtr>
                            </mtable>
                          </mrow>
                          <mo fence="true" stretchy="false">)</mo>
                        </mrow>
                      </mrow>
                    </mrow>
                    <mo stretchy="false">⋅</mo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row>
                              <munderover>
                                <mo stretchy="false">∑</mo>
                                <mrow>
                                  <mi>c</mi>
                                  <mo stretchy="false">=</mo>
                                  <mrow>
                                    <mi>b</mi>
                                    <mo stretchy="false">+</mo>
                                    <mn>1</mn>
                                  </mrow>
                                </mrow>
                                <mrow>
                                  <mo fence="true" stretchy="false">⌊</mo>
                                  <mrow>
                                    <mfrac>
                                      <mi>n</mi>
                                      <mrow>
                                        <msup>
                                          <mi>a</mi>
                                          <mi>j</mi>
                                        </msup>
                                        <msup>
                                          <mi>b</mi>
                                          <mi>k</mi>
                                        </msup>
                                      </mrow>
                                    </mfrac>
                                  </mrow>
                                  <mo fence="true" stretchy="false">⌋</mo>
                                </mrow>
                              </munderover>
                              <mrow>
                                <munderover>
                                  <mo stretchy="false">∑</mo>
                                  <mrow>
                                    <mi>l</mi>
                                    <mo stretchy="false">=</mo>
                                    <mn>1</mn>
                                  </mrow>
                                  <mrow>
                                    <mo fence="true" stretchy="false">⌊</mo>
                                    <mrow>
                                      <mfrac>
                                        <mrow>
                                          <mi>log</mi>
                                          <mrow>
                                            <mi>n</mi>
                                            <mo stretchy="false">−</mo>
                                            <mi>j</mi>
                                          </mrow>
                                          <mi>log</mi>
                                          <mrow>
                                            <mi>a</mi>
                                            <mo stretchy="false">−</mo>
                                            <mi>k</mi>
                                          </mrow>
                                          <mi>log</mi>
                                          <mi>b</mi>
                                        </mrow>
                                        <mrow>
                                          <mi>log</mi>
                                          <mi>c</mi>
                                        </mrow>
                                      </mfrac>
                                    </mrow>
                                    <mo fence="true" stretchy="false">⌋</mo>
                                  </mrow>
                                </munderover>
                                <mrow>
                                  <mo fence="true" stretchy="false">(</mo>
                                  <mrow>
                                    <mtable>
                                      <mtr>
                                        <mtd>
                                          <mrow>
                                            <mi>z</mi>
                                            <mo stretchy="false">−</mo>
                                            <mi>j</mi>
                                            <mo stretchy="false">−</mo>
                                            <mi>k</mi>
                                          </mrow>
                                        </mtd>
                                      </mtr>
                                      <mtr>
                                        <mtd>
                                          <mi>l</mi>
                                        </mtd>
                                      </mtr>
                                    </mtable>
                                  </mrow>
                                  <mo fence="true" stretchy="false">)</mo>
                                </mrow>
                              </mrow>
                            </mrow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n>1</mn>
                                  <mo stretchy="false">+</mo>
                                  <mrow>
                                    <munderover>
                                      <mo stretchy="false">∑</mo>
                                      <mrow>
                                        <mi>d</mi>
                                        <mo stretchy="false">=</mo>
                                        <mrow>
                                          <mi>c</mi>
                                          <mo stretchy="false">+</mo>
                                          <mn>1</mn>
                                        </mrow>
                                      </mrow>
                                      <mrow>
                                        <mo fence="true" stretchy="false">⌊</mo>
                                        <mrow>
                                          <mfrac>
                                            <mi>n</mi>
                                            <mrow>
                                              <msup>
                                                <mi>a</mi>
                                                <mi>j</mi>
                                              </msup>
                                              <msup>
                                                <mi>b</mi>
                                                <mi>k</mi>
                                              </msup>
                                              <msup>
                                                <mi>c</mi>
                                                <mi>l</mi>
                                              </msup>
                                            </mrow>
                                          </mfrac>
                                        </mrow>
                                        <mo fence="true" stretchy="false">⌋</mo>
                                      </mrow>
                                    </munderover>
                                    <mrow>
                                      <munderover>
                                        <mo stretchy="false">∑</mo>
                                        <mrow>
                                          <mi>m</mi>
                                          <mo stretchy="false">=</mo>
                                          <mn>1</mn>
                                        </mrow>
                                        <mrow>
                                          <mo fence="true" stretchy="false">⌊</mo>
                                          <mrow>
                                            <mfrac>
                                              <mrow>
                                                <mi>log</mi>
                                                <mrow>
                                                  <mi>n</mi>
                                                  <mo stretchy="false">−</mo>
                                                  <mi>j</mi>
                                                </mrow>
                                                <mi>log</mi>
                                                <mrow>
                                                  <mi>a</mi>
                                                  <mo stretchy="false">−</mo>
                                                  <mi>k</mi>
                                                </mrow>
                                                <mi>log</mi>
                                                <mrow>
                                                  <mi>b</mi>
                                                  <mo stretchy="false">−</mo>
                                                  <mi>l</mi>
                                                </mrow>
                                                <mi>log</mi>
                                                <mi>c</mi>
                                              </mrow>
                                              <mrow>
                                                <mi>log</mi>
                                                <mi>d</mi>
                                              </mrow>
                                            </mfrac>
                                          </mrow>
                                          <mo fence="true" stretchy="false">⌋</mo>
                                        </mrow>
                                      </munderover>
                                      <mrow>
                                        <mo fence="true" stretchy="false">(</mo>
                                        <mrow>
                                          <mtable>
                                            <mtr>
                                              <mtd>
                                                <mrow>
                                                  <mi>z</mi>
                                                  <mo stretchy="false">−</mo>
                                                  <mi>j</mi>
                                                  <mo stretchy="false">−</mo>
                                                  <mi>k</mi>
                                                  <mo stretchy="false">−</mo>
                                                  <mi>l</mi>
                                                </mrow>
                                              </mtd>
                                            </mtr>
                                            <mtr>
                                              <mtd>
                                                <mi>m</mi>
                                              </mtd>
                                            </mtr>
                                          </mtable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1</mn>
                                      <mo stretchy="false">+</mo>
                                      <mn>...</mn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</mrow>
        </mtd>
      </mtr>
    </mtable>
    <annotation encoding="StarMath 5.0">""[%zeta(0)^z]_n=

"" newline "   "

1+sum from {a = 2} to n sum from j = 1 to {lfloor{log n}over{log a}rfloor} ( binom{z}{j} )( 

1+sum from {b = a+1} to {lfloor n over a^j rfloor} sum from k = 1 to {lfloor{log n-j log a}over{log b}rfloor} ( binom{z-j}{k} ) cdot(

1+sum from c = b+1 to lfloor n over {a^j b^k}rfloor sum from l = 1 to lfloor{{log n-j log a - k log b}over{log c}}rfloor(binom{z-j-k}{l})(

1+sum from d = c+1 to lfloor n over {a^j b^k c^l}rfloor sum from m = 1 to lfloor{{log n-j log a - k log b - l log c}over{log d}}rfloor(binom{z-j-k-l}{m})(1+...)

)

)

)</annotation>
  </semantics>
</math>
</file>

<file path=Object 10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frac>
              <mrow>
                <mi mathvariant="normal">μ</mi>
                <mrow>
                  <mo fence="true" stretchy="false">(</mo>
                  <mrow>
                    <mi>j</mi>
                  </mrow>
                  <mo fence="true" stretchy="false">)</mo>
                </mrow>
              </mrow>
              <mi>j</mi>
            </mfrac>
            <mrow>
              <munderover>
                <mo stretchy="false">∑</mo>
                <mrow>
                  <mi>k</mi>
                  <mo stretchy="false">=</mo>
                  <mn>1</mn>
                </mrow>
                <mrow>
                  <mo fence="true" stretchy="false">⌊</mo>
                  <mrow>
                    <mfrac>
                      <mi>n</mi>
                      <mi>j</mi>
                    </mfrac>
                  </mrow>
                  <mo fence="true" stretchy="false">⌋</mo>
                </mrow>
              </munderover>
              <mfrac>
                <mn>1</mn>
                <mi>k</mi>
              </mfrac>
            </mrow>
          </mrow>
        </mrow>
        <mo stretchy="false">=</mo>
        <mi>f</mi>
      </mrow>
      <mrow>
        <mrow>
          <mo fence="true" stretchy="false">(</mo>
          <mrow>
            <mi>n</mi>
          </mrow>
          <mo fence="true" stretchy="false">)</mo>
        </mrow>
        <mo stretchy="false">=</mo>
        <mn>1</mn>
      </mrow>
    </mrow>
    <annotation encoding="StarMath 5.0">sum from j = 1 to n {{%mu(j)} over j sum from {k=1} to lfloor  n over j rfloor {1 over k} }= f(n)=1</annotation>
  </semantics>
</math>
</file>

<file path=Object 11/content.xml><?xml version="1.0" encoding="utf-8"?>
<math xmlns="http://www.w3.org/1998/Math/MathML" display="block">
  <semantics>
    <mrow>
      <msub>
        <mi>D</mi>
        <mi>z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n>1</mn>
          <mo stretchy="false">+</mo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n>1</mn>
                  </mtd>
                </mtr>
              </mtable>
            </mrow>
            <mo fence="true" stretchy="false">)</mo>
          </mrow>
        </mrow>
      </mrow>
      <mrow>
        <mrow>
          <munder>
            <mo stretchy="false">∑</mo>
            <mrow>
              <mrow>
                <mi>a</mi>
                <mo stretchy="false">≤</mo>
                <mi>n</mi>
              </mrow>
              <mi>,</mi>
              <mrow>
                <mi>a</mi>
                <mo stretchy="false">=</mo>
                <mfrac>
                  <mn>3</mn>
                  <mn>2</mn>
                </mfrac>
              </mrow>
            </mrow>
          </munder>
          <mn>1</mn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row>
          <munder>
            <mo stretchy="false">∑</mo>
            <mrow>
              <mrow>
                <mrow>
                  <mi>a</mi>
                  <mo stretchy="false">⋅</mo>
                  <mi>b</mi>
                </mrow>
                <mo stretchy="false">≤</mo>
                <mi>n</mi>
              </mrow>
              <mi>,</mi>
              <mi>a</mi>
              <mi>,</mi>
              <mrow>
                <mi>b</mi>
                <mo stretchy="false">=</mo>
                <mfrac>
                  <mn>3</mn>
                  <mn>2</mn>
                </mfrac>
              </mrow>
            </mrow>
          </munder>
          <mn>1</mn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row>
          <munder>
            <mo stretchy="false">∑</mo>
            <mrow>
              <mrow>
                <mrow>
                  <mi>a</mi>
                  <mo stretchy="false">⋅</mo>
                  <mi>b</mi>
                  <mo stretchy="false">⋅</mo>
                  <mi>c</mi>
                </mrow>
                <mo stretchy="false">≤</mo>
                <mi>n</mi>
              </mrow>
              <mi>,</mi>
              <mi>a</mi>
              <mi>,</mi>
              <mi>b</mi>
              <mi>,</mi>
              <mrow>
                <mi>c</mi>
                <mo stretchy="false">=</mo>
                <mfrac>
                  <mn>3</mn>
                  <mn>2</mn>
                </mfrac>
              </mrow>
            </mrow>
          </munder>
          <mn>1</mn>
        </mrow>
        <mo stretchy="false">+</mo>
        <mn>..</mn>
      </mrow>
      <mi>.</mi>
    </mrow>
    <annotation encoding="StarMath 5.0">D_z( n )=
1+
(binom{z }{1 })sum from {a &lt;= n, a={ 3 over 2 }}1 + 
(binom{z }{2 })sum from {a cdot b &lt;= n, a,b={ 3 over 2 }}1 + 
(binom{z }{3 })sum from {a cdot b cdot c &lt;= n, a,b,c={ 3 over 2 }}1 + 
...</annotation>
  </semantics>
</math>
</file>

<file path=Object 12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row>
                <mi mathvariant="normal">η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under>
              <mo stretchy="false">∏</mo>
              <mrow>
                <msup>
                  <mi>p</mi>
                  <mi>k</mi>
                </msup>
                <mo stretchy="false">∣</mo>
                <mi>j</mi>
              </mrow>
            </munder>
            <mrow>
              <mo fence="true" stretchy="true">{</mo>
              <mrow>
                <mtable>
                  <mtr>
                    <mtd>
                      <mrow>
                        <mrow>
                          <msup>
                            <mi>p</mi>
                            <mrow>
                              <mrow>
                                <mo stretchy="false">−</mo>
                                <mi>s</mi>
                              </mrow>
                              <mi>k</mi>
                            </mrow>
                          </msup>
                          <mo stretchy="false">⋅</mo>
                          <mrow>
                            <mo fence="true" stretchy="false">(</mo>
                            <mrow>
                              <mrow>
                                <mo stretchy="false">−</mo>
                                <mi>z</mi>
                              </mrow>
                            </mrow>
                            <mo fence="true" stretchy="false">)</mo>
                          </mrow>
                          <mo stretchy="false">⋅</mo>
                          <msub>
                            <mrow/>
                            <mn>2</mn>
                          </msub>
                        </mrow>
                        <msub>
                          <mi>F</mi>
                          <mn>1</mn>
                        </msub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i>k</mi>
                              </mrow>
                              <mi>;</mi>
                              <mrow>
                                <mn>1</mn>
                                <mo stretchy="false">−</mo>
                                <mi>z</mi>
                              </mrow>
                              <mi>;</mi>
                              <mn>2</mn>
                              <mrow>
                                <mi>;</mi>
                                <mo stretchy="false">−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text>          if</mtext>
                        <mrow>
                          <mi>p</mi>
                          <mo stretchy="false">=</mo>
                          <mn>2</mn>
                        </mrow>
                      </mrow>
                    </mtd>
                  </mtr>
                  <mtr>
                    <mtd>
                      <mrow>
                        <mrow>
                          <msup>
                            <mi>p</mi>
                            <mrow>
                              <mrow>
                                <mo stretchy="false">−</mo>
                                <mi>s</mi>
                              </mrow>
                              <mi>k</mi>
                            </mrow>
                          </msup>
                          <mo stretchy="false">⋅</mo>
                          <mfrac>
                            <msup>
                              <mi>z</mi>
                              <mrow>
                                <mtext>(</mtext>
                                <mi>k</mi>
                                <mtext>)</mtext>
                              </mrow>
                            </msup>
                            <mrow>
                              <mi>k</mi>
                              <mi>!</mi>
                            </mrow>
                          </mfrac>
                        </mrow>
                        <mtext>                                                  if</mtext>
                        <mrow>
                          <mi>p</mi>
                          <mo stretchy="false">≠</mo>
                          <mn>2</mn>
                        </mrow>
                      </mrow>
                    </mtd>
                  </mtr>
                </mtable>
              </mrow>
            </mrow>
          </mrow>
        </mrow>
      </mrow>
    </mrow>
    <annotation encoding="StarMath 5.0">""[%eta(s)^z]_n= sum from {j=1} to n prod from {p^k divides j} {left lbrace
  stack {
    p^{-s k}cdot(-z)cdot {}_2 F_1(1-k;1-z;2;-1)"          if"p=2#
    p^{-s k}cdot{{z^{"("k")"}}over{k!}}"                                                  if" p &lt;&gt; 2
  }
right none}</annotation>
  </semantics>
</math>
</file>

<file path=Object 13/content.xml><?xml version="1.0" encoding="utf-8"?>
<math xmlns="http://www.w3.org/1998/Math/MathML" display="block">
  <semantics>
    <mrow>
      <msub>
        <mrow/>
        <mn>2</mn>
      </msub>
      <msub>
        <mi>F</mi>
        <mn>1</mn>
      </msub>
      <mrow>
        <mrow>
          <mo fence="true" stretchy="false">(</mo>
          <mrow>
            <mrow>
              <mi>a</mi>
              <mi>;</mi>
              <mi>b</mi>
              <mi>;</mi>
              <mi>c</mi>
              <mi>;</mi>
              <mi>z</mi>
            </mrow>
          </mrow>
          <mo fence="true" stretchy="false">)</mo>
        </mrow>
        <mo stretchy="false">=</mo>
        <mrow>
          <mrow>
            <munderover>
              <mo stretchy="false">∑</mo>
              <mrow>
                <mi>n</mi>
                <mo stretchy="false">=</mo>
                <mn>0</mn>
              </mrow>
              <mi mathvariant="normal">∞</mi>
            </munderover>
            <mfrac>
              <mrow>
                <msup>
                  <mi>a</mi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sup>
                <mo stretchy="false">⋅</mo>
                <msup>
                  <mi>b</mi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sup>
              </mrow>
              <msup>
                <mi>c</mi>
                <mrow>
                  <mo fence="true" stretchy="false">(</mo>
                  <mrow>
                    <mi>n</mi>
                  </mrow>
                  <mo fence="true" stretchy="false">)</mo>
                </mrow>
              </msup>
            </mfrac>
          </mrow>
          <mo stretchy="false">⋅</mo>
          <mfrac>
            <msup>
              <mi>z</mi>
              <mi>n</mi>
            </msup>
            <mrow>
              <mi>n</mi>
              <mi>!</mi>
            </mrow>
          </mfrac>
        </mrow>
      </mrow>
    </mrow>
    <annotation encoding="StarMath 5.0">{}_2 F_1(a;b;c;z) = sum from n = 0 to infinity { {a^(n) cdot b^(n)}over{ c^(n)} } cdot { z^n over {n!} }</annotation>
  </semantics>
</math>
</file>

<file path=Object 14/content.xml><?xml version="1.0" encoding="utf-8"?>
<math xmlns="http://www.w3.org/1998/Math/MathML" display="block">
  <semantics>
    <mrow>
      <msub>
        <mrow/>
        <mn>2</mn>
      </msub>
      <msub>
        <mi>F</mi>
        <mn>1</mn>
      </msub>
      <mrow>
        <mrow>
          <mo fence="true" stretchy="false">(</mo>
          <mrow>
            <mrow>
              <mrow>
                <mn>1</mn>
                <mo stretchy="false">−</mo>
                <mi>k</mi>
              </mrow>
              <mi>;</mi>
              <mrow>
                <mn>1</mn>
                <mo stretchy="false">−</mo>
                <mi>z</mi>
              </mrow>
              <mi>;</mi>
              <mn>2</mn>
              <mrow>
                <mi>;</mi>
                <mo stretchy="false">−</mo>
                <mn>1</mn>
              </mrow>
            </mrow>
          </mrow>
          <mo fence="true" stretchy="false">)</mo>
        </mrow>
        <mo stretchy="false">=</mo>
        <mrow>
          <mrow>
            <munderover>
              <mo stretchy="false">∑</mo>
              <mrow>
                <mi>n</mi>
                <mo stretchy="false">=</mo>
                <mn>0</mn>
              </mrow>
              <mi mathvariant="normal">∞</mi>
            </munderover>
            <mfrac>
              <mrow>
                <msup>
                  <mrow>
                    <mo fence="true" stretchy="false">(</mo>
                    <mrow>
                      <mrow>
                        <mn>1</mn>
                        <mo stretchy="false">−</mo>
                        <mi>k</mi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sup>
                <mo stretchy="false">⋅</mo>
                <msup>
                  <mrow>
                    <mo fence="true" stretchy="false">(</mo>
                    <mrow>
                      <mrow>
                        <mn>1</mn>
                        <mo stretchy="false">−</mo>
                        <mi>z</mi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sup>
              </mrow>
              <msup>
                <mn>2</mn>
                <mrow>
                  <mo fence="true" stretchy="false">(</mo>
                  <mrow>
                    <mi>n</mi>
                  </mrow>
                  <mo fence="true" stretchy="false">)</mo>
                </mrow>
              </msup>
            </mfrac>
          </mrow>
          <mo stretchy="false">⋅</mo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i>n</mi>
            </msup>
            <mrow>
              <mi>n</mi>
              <mi>!</mi>
            </mrow>
          </mfrac>
        </mrow>
      </mrow>
    </mrow>
    <annotation encoding="StarMath 5.0">{}_2 F_1(1-k;1-z;2;-1) = sum from n = 0 to infinity { {(1-k)^(n) cdot (1-z)^(n)}over{ 2^(n)} } cdot { (-1)^n over {n!} }</annotation>
  </semantics>
</math>
</file>

<file path=Object 15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i>x</mi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</mrow>
                        </mrow>
                        <mo fence="true" stretchy="false">)</mo>
                      </mrow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row>
            <munder>
              <mo stretchy="false">∑</mo>
              <mrow>
                <mi>k</mi>
                <mo stretchy="false">=</mo>
                <mn>0</mn>
              </mrow>
            </munder>
            <mfrac>
              <msup>
                <mrow>
                  <mo fence="true" stretchy="false">(</mo>
                  <mrow>
                    <mrow>
                      <mo stretchy="false">−</mo>
                      <mi>z</mi>
                    </mrow>
                  </mrow>
                  <mo fence="true" stretchy="false">)</mo>
                </mrow>
                <mrow>
                  <mtext>(</mtext>
                  <mi>k</mi>
                  <mtext>)</mtext>
                </mrow>
              </msup>
              <mrow>
                <mi>k</mi>
                <mi>!</mi>
              </mrow>
            </mfrac>
          </mrow>
          <mo stretchy="false">⋅</mo>
          <msup>
            <mi>x</mi>
            <mrow>
              <mi>k</mi>
              <mrow>
                <mo fence="true" stretchy="false">(</mo>
                <mrow>
                  <mrow>
                    <mn>1</mn>
                    <mo stretchy="false">−</mo>
                    <mi>s</mi>
                  </mrow>
                </mrow>
                <mo fence="true" stretchy="false">)</mo>
              </mrow>
            </mrow>
          </msup>
        </mrow>
      </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row>
          <mi>n</mi>
          <mo stretchy="false">⋅</mo>
          <msup>
            <mi>x</mi>
            <mrow>
              <mo stretchy="false">−</mo>
              <mi>k</mi>
            </mrow>
          </msup>
        </mrow>
      </msub>
    </mrow>
    <annotation encoding="StarMath 5.0">[((1-x^{1-s})%zeta(s))^z]_n = sum from k = 0 {{(-z)^{"("k")"}}over{k!}} cdot x^{k(1-s)} [%zeta(s)^z]_{n cdot x^-k}</annotation>
  </semantics>
</math>
</file>

<file path=Object 16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η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row>
            <munder>
              <mo stretchy="false">∑</mo>
              <mrow>
                <mi>k</mi>
                <mo stretchy="false">=</mo>
                <mn>0</mn>
              </mrow>
            </munder>
            <mfrac>
              <msup>
                <mrow>
                  <mo fence="true" stretchy="false">(</mo>
                  <mrow>
                    <mrow>
                      <mo stretchy="false">−</mo>
                      <mi>z</mi>
                    </mrow>
                  </mrow>
                  <mo fence="true" stretchy="false">)</mo>
                </mrow>
                <mrow>
                  <mtext>(</mtext>
                  <mi>k</mi>
                  <mtext>)</mtext>
                </mrow>
              </msup>
              <mrow>
                <mi>k</mi>
                <mi>!</mi>
              </mrow>
            </mfrac>
          </mrow>
          <mo stretchy="false">⋅</mo>
          <msup>
            <mn>2</mn>
            <mi>k</mi>
          </msup>
        </mrow>
      </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i>z</mi>
              </msup>
            </mrow>
          </mrow>
          <mo fence="true" stretchy="false">]</mo>
        </mrow>
        <mrow>
          <mi>n</mi>
          <mo stretchy="false">⋅</mo>
          <msup>
            <mn>2</mn>
            <mrow>
              <mo stretchy="false">−</mo>
              <mi>k</mi>
            </mrow>
          </msup>
        </mrow>
      </msub>
    </mrow>
    <annotation encoding="StarMath 5.0">[%eta(0)^z]_n = sum from k = 0 {{(-z)^{"("k")"}}over{k!}} cdot 2^k [%zeta(0)^z]_{n cdot 2^-k}</annotation>
  </semantics>
</math>
</file>

<file path=Object 2/content.xml><?xml version="1.0" encoding="utf-8"?>
<math xmlns="http://www.w3.org/1998/Math/MathML" display="block">
  <semantics>
    <mtable>
      <mtr>
        <mtd>
          <mrow>
            <mtext/>
            <mi mathvariant="normal">Π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text/>
            </mrow>
          </mrow>
        </mtd>
      </mtr>
      <mtr>
        <mtd>
          <mrow>
            <mtext>   </mtext>
            <mrow>
              <mrow>
                <munderover>
                  <mo stretchy="false">∑</mo>
                  <mrow>
                    <mi>a</mi>
                    <mo stretchy="false">=</mo>
                    <mn>2</mn>
                  </mrow>
                  <mi>n</mi>
                </munderover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row>
                      <mo fence="true" stretchy="false">⌊</mo>
                      <mrow>
                        <mfrac>
                          <mrow>
                            <mi>log</mi>
                            <mi>n</mi>
                          </mrow>
                          <mrow>
                            <mi>log</mi>
                            <mi>a</mi>
                          </mrow>
                        </mfrac>
                      </mrow>
                      <mo fence="true" stretchy="false">⌋</mo>
                    </mrow>
                  </munderover>
                  <mfrac>
                    <msup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row>
                        <mi>j</mi>
                        <mo stretchy="false">+</mo>
                        <mn>1</mn>
                      </mrow>
                    </msup>
                    <mi>j</mi>
                  </mfrac>
                </mrow>
              </mrow>
              <mo stretchy="false">⋅</mo>
              <mrow>
                <mo fence="true" stretchy="false">(</mo>
                <mrow>
                  <mrow>
                    <mn>1</mn>
                    <mo stretchy="false">+</mo>
                    <mrow>
                      <mrow>
                        <munderover>
                          <mo stretchy="false">∑</mo>
                          <mrow>
                            <mi>b</mi>
                            <mo stretchy="false">=</mo>
                            <mrow>
                              <mi>a</mi>
                              <mo stretchy="false">+</mo>
                              <mn>1</mn>
                            </mrow>
                          </mrow>
                          <mrow>
                            <mo fence="true" stretchy="false">⌊</mo>
                            <mrow>
                              <mfrac>
                                <mi>n</mi>
                                <msup>
                                  <mi>a</mi>
                                  <mi>j</mi>
                                </msup>
                              </mfrac>
                            </mrow>
                            <mo fence="true" stretchy="false">⌋</mo>
                          </mrow>
                        </munderover>
                        <mrow>
                          <munderover>
                            <mo stretchy="false">∑</mo>
                            <mrow>
                              <mi>k</mi>
                              <mo stretchy="false">=</mo>
                              <mn>1</mn>
                            </mrow>
                            <mrow>
                              <mo fence="true" stretchy="false">⌊</mo>
                              <mrow>
                                <mfrac>
                                  <mrow>
                                    <mi>log</mi>
                                    <mrow>
                                      <mi>n</mi>
                                      <mo stretchy="false">−</mo>
                                      <mi>j</mi>
                                    </mrow>
                                    <mi>log</mi>
                                    <mi>a</mi>
                                  </mrow>
                                  <mrow>
                                    <mi>log</mi>
                                    <mi>b</mi>
                                  </mrow>
                                </mfrac>
                              </mrow>
                              <mo fence="true" stretchy="false">⌋</mo>
                            </mrow>
                          </munderover>
                          <mrow>
                            <mo fence="true" stretchy="false">(</mo>
                            <mrow>
                              <mtable>
                                <mtr>
                                  <mtd>
                                    <mrow>
                                      <mo stretchy="false">−</mo>
                                      <mi>j</mi>
                                    </mrow>
                                  </mtd>
                                </mtr>
                                <mtr>
                                  <mtd>
                                    <mi>k</mi>
                                  </mtd>
                                </mtr>
                              </mtable>
                            </mrow>
                            <mo fence="true" stretchy="false">)</mo>
                          </mrow>
                        </mrow>
                      </mrow>
                      <mo stretchy="false">⋅</mo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row>
                                <munderover>
                                  <mo stretchy="false">∑</mo>
                                  <mrow>
                                    <mi>c</mi>
                                    <mo stretchy="false">=</mo>
                                    <mrow>
                                      <mi>b</mi>
                                      <mo stretchy="false">+</mo>
                                      <mn>1</mn>
                                    </mrow>
                                  </mrow>
                                  <mrow>
                                    <mo fence="true" stretchy="false">⌊</mo>
                                    <mrow>
                                      <mfrac>
                                        <mi>n</mi>
                                        <mrow>
                                          <msup>
                                            <mi>a</mi>
                                            <mi>j</mi>
                                          </msup>
                                          <msup>
                                            <mi>b</mi>
                                            <mi>k</mi>
                                          </msup>
                                        </mrow>
                                      </mfrac>
                                    </mrow>
                                    <mo fence="true" stretchy="false">⌋</mo>
                                  </mrow>
                                </munderover>
                                <mrow>
                                  <munderover>
                                    <mo stretchy="false">∑</mo>
                                    <mrow>
                                      <mi>l</mi>
                                      <mo stretchy="false">=</mo>
                                      <mn>1</mn>
                                    </mrow>
                                    <mrow>
                                      <mo fence="true" stretchy="false">⌊</mo>
                                      <mrow>
                                        <mfrac>
                                          <mrow>
                                            <mi>log</mi>
                                            <mrow>
                                              <mi>n</mi>
                                              <mo stretchy="false">−</mo>
                                              <mi>j</mi>
                                            </mrow>
                                            <mi>log</mi>
                                            <mrow>
                                              <mi>a</mi>
                                              <mo stretchy="false">−</mo>
                                              <mi>k</mi>
                                            </mrow>
                                            <mi>log</mi>
                                            <mi>b</mi>
                                          </mrow>
                                          <mrow>
                                            <mi>log</mi>
                                            <mi>c</mi>
                                          </mrow>
                                        </mfrac>
                                      </mrow>
                                      <mo fence="true" stretchy="false">⌋</mo>
                                    </mrow>
                                  </munderover>
                                  <mrow>
                                    <mo fence="true" stretchy="false">(</mo>
                                    <mrow>
                                      <mtable>
                                        <mtr>
                                          <mtd>
                                            <mrow>
                                              <mrow>
                                                <mo stretchy="false">−</mo>
                                                <mi>j</mi>
                                              </mrow>
                                              <mo stretchy="false">−</mo>
                                              <mi>k</mi>
                                            </mrow>
                                          </mtd>
                                        </mtr>
                                        <mtr>
                                          <mtd>
                                            <mi>l</mi>
                                          </mtd>
                                        </mtr>
                                      </mtable>
                                    </mrow>
                                    <mo fence="true" stretchy="false">)</mo>
                                  </mrow>
                                </mrow>
                              </mrow>
                            </mrow>
                            <mrow>
                              <mo fence="true" stretchy="false">(</mo>
                              <mrow>
                                <mrow>
                                  <mrow>
                                    <mn>1</mn>
                                    <mo stretchy="false">+</mo>
                                    <mrow>
                                      <munderover>
                                        <mo stretchy="false">∑</mo>
                                        <mrow>
                                          <mi>d</mi>
                                          <mo stretchy="false">=</mo>
                                          <mrow>
                                            <mi>c</mi>
                                            <mo stretchy="false">+</mo>
                                            <mn>1</mn>
                                          </mrow>
                                        </mrow>
                                        <mrow>
                                          <mo fence="true" stretchy="false">⌊</mo>
                                          <mrow>
                                            <mfrac>
                                              <mi>n</mi>
                                              <mrow>
                                                <msup>
                                                  <mi>a</mi>
                                                  <mi>j</mi>
                                                </msup>
                                                <msup>
                                                  <mi>b</mi>
                                                  <mi>k</mi>
                                                </msup>
                                                <msup>
                                                  <mi>c</mi>
                                                  <mi>l</mi>
                                                </msup>
                                              </mrow>
                                            </mfrac>
                                          </mrow>
                                          <mo fence="true" stretchy="false">⌋</mo>
                                        </mrow>
                                      </munderover>
                                      <mrow>
                                        <munderover>
                                          <mo stretchy="false">∑</mo>
                                          <mrow>
                                            <mi>m</mi>
                                            <mo stretchy="false">=</mo>
                                            <mn>1</mn>
                                          </mrow>
                                          <mrow>
                                            <mo fence="true" stretchy="false">⌊</mo>
                                            <mrow>
                                              <mfrac>
                                                <mrow>
                                                  <mi>log</mi>
                                                  <mrow>
                                                    <mi>n</mi>
                                                    <mo stretchy="false">−</mo>
                                                    <mi>j</mi>
                                                  </mrow>
                                                  <mi>log</mi>
                                                  <mrow>
                                                    <mi>a</mi>
                                                    <mo stretchy="false">−</mo>
                                                    <mi>k</mi>
                                                  </mrow>
                                                  <mi>log</mi>
                                                  <mrow>
                                                    <mi>b</mi>
                                                    <mo stretchy="false">−</mo>
                                                    <mi>l</mi>
                                                  </mrow>
                                                  <mi>log</mi>
                                                  <mi>c</mi>
                                                </mrow>
                                                <mrow>
                                                  <mi>log</mi>
                                                  <mi>d</mi>
                                                </mrow>
                                              </mfrac>
                                            </mrow>
                                            <mo fence="true" stretchy="false">⌋</mo>
                                          </mrow>
                                        </munderover>
                                        <mrow>
                                          <mo fence="true" stretchy="false">(</mo>
                                          <mrow>
                                            <mtable>
                                              <mtr>
                                                <mtd>
                                                  <mrow>
                                                    <mrow>
                                                      <mo stretchy="false">−</mo>
                                                      <mi>j</mi>
                                                    </mrow>
                                                    <mo stretchy="false">−</mo>
                                                    <mi>k</mi>
                                                    <mo stretchy="false">−</mo>
                                                    <mi>l</mi>
                                                  </mrow>
                                                </mtd>
                                              </mtr>
                                              <mtr>
                                                <mtd>
                                                  <mi>m</mi>
                                                </mtd>
                                              </mtr>
                                            </mtable>
                                          </mrow>
                                          <mo fence="true" stretchy="false">)</mo>
                                        </mrow>
                                      </mrow>
                                    </mrow>
                                  </mrow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n>...</mn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</mrow>
          </mrow>
        </mtd>
      </mtr>
    </mtable>
    <annotation encoding="StarMath 5.0">""%PI(n)=

"" newline "   "

sum from {a = 2} to n sum from j = 1 to {lfloor{log n}over{log a}rfloor} {( -1 )^{j+1} over j}cdot( 

1+sum from {b = a+1} to {lfloor n over a^j rfloor} sum from k = 1 to {lfloor{log n-j log a}over{log b}rfloor} ( binom{-j}{k} ) cdot(

1+sum from c = b+1 to lfloor n over {a^j b^k}rfloor sum from l = 1 to lfloor{{log n-j log a - k log b}over{log c}}rfloor(binom{-j-k}{l})(

1+sum from d = c+1 to lfloor n over {a^j b^k c^l}rfloor sum from m = 1 to lfloor{{log n-j log a - k log b - l log c}over{log d}}rfloor(binom{-j-k-l}{m})(1+...)

)

)

)</annotation>
  </semantics>
</math>
</file>

<file path=Object 3/content.xml><?xml version="1.0" encoding="utf-8"?>
<math xmlns="http://www.w3.org/1998/Math/MathML" display="block">
  <semantics>
    <mtable>
      <mtr>
        <mtd>
          <mrow>
            <mtext/>
            <mi mathvariant="normal">Π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text/>
            </mrow>
          </mrow>
        </mtd>
      </mtr>
      <mtr>
        <mtd>
          <mrow>
            <mtext>   </mtext>
            <mrow>
              <mrow>
                <munderover>
                  <mo stretchy="false">∑</mo>
                  <mrow>
                    <mi>a</mi>
                    <mo stretchy="false">=</mo>
                    <mn>2</mn>
                  </mrow>
                  <mi>n</mi>
                </munderover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row>
                      <mo fence="true" stretchy="false">⌊</mo>
                      <mrow>
                        <mrow>
                          <msub>
                            <mi>log</mi>
                            <mi>a</mi>
                          </msub>
                          <mi>n</mi>
                        </mrow>
                      </mrow>
                      <mo fence="true" stretchy="false">⌋</mo>
                    </mrow>
                  </munderover>
                  <mfrac>
                    <msup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row>
                        <mi>j</mi>
                        <mo stretchy="false">+</mo>
                        <mn>1</mn>
                      </mrow>
                    </msup>
                    <mi>j</mi>
                  </mfrac>
                </mrow>
              </mrow>
              <mo stretchy="false">⋅</mo>
              <mrow>
                <mo fence="true" stretchy="false">(</mo>
                <mrow>
                  <mrow>
                    <mn>1</mn>
                    <mo stretchy="false">+</mo>
                    <mrow>
                      <mrow>
                        <munderover>
                          <mo stretchy="false">∑</mo>
                          <mrow>
                            <mi>b</mi>
                            <mo stretchy="false">=</mo>
                            <mrow>
                              <mi>a</mi>
                              <mo stretchy="false">+</mo>
                              <mn>1</mn>
                            </mrow>
                          </mrow>
                          <mrow>
                            <mo fence="true" stretchy="false">⌊</mo>
                            <mrow>
                              <mfrac>
                                <mi>n</mi>
                                <msup>
                                  <mi>a</mi>
                                  <mi>j</mi>
                                </msup>
                              </mfrac>
                            </mrow>
                            <mo fence="true" stretchy="false">⌋</mo>
                          </mrow>
                        </munderover>
                        <mrow>
                          <munderover>
                            <mo stretchy="false">∑</mo>
                            <mrow>
                              <mi>k</mi>
                              <mo stretchy="false">=</mo>
                              <mn>1</mn>
                            </mrow>
                            <mrow>
                              <mo fence="true" stretchy="false">⌊</mo>
                              <mrow>
                                <mrow>
                                  <msub>
                                    <mi>log</mi>
                                    <mi>b</mi>
                                  </msub>
                                  <mfrac>
                                    <mi>n</mi>
                                    <msup>
                                      <mi>a</mi>
                                      <mi>j</mi>
                                    </msup>
                                  </mfrac>
                                </mrow>
                              </mrow>
                              <mo fence="true" stretchy="false">⌋</mo>
                            </mrow>
                          </munderover>
                          <mrow>
                            <mo fence="true" stretchy="false">(</mo>
                            <mrow>
                              <mtable>
                                <mtr>
                                  <mtd>
                                    <mrow>
                                      <mo stretchy="false">−</mo>
                                      <mi>j</mi>
                                    </mrow>
                                  </mtd>
                                </mtr>
                                <mtr>
                                  <mtd>
                                    <mi>k</mi>
                                  </mtd>
                                </mtr>
                              </mtable>
                            </mrow>
                            <mo fence="true" stretchy="false">)</mo>
                          </mrow>
                        </mrow>
                      </mrow>
                      <mo stretchy="false">⋅</mo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row>
                                <munderover>
                                  <mo stretchy="false">∑</mo>
                                  <mrow>
                                    <mi>c</mi>
                                    <mo stretchy="false">=</mo>
                                    <mrow>
                                      <mi>b</mi>
                                      <mo stretchy="false">+</mo>
                                      <mn>1</mn>
                                    </mrow>
                                  </mrow>
                                  <mrow>
                                    <mo fence="true" stretchy="false">⌊</mo>
                                    <mrow>
                                      <mfrac>
                                        <mi>n</mi>
                                        <mrow>
                                          <msup>
                                            <mi>a</mi>
                                            <mi>j</mi>
                                          </msup>
                                          <msup>
                                            <mi>b</mi>
                                            <mi>k</mi>
                                          </msup>
                                        </mrow>
                                      </mfrac>
                                    </mrow>
                                    <mo fence="true" stretchy="false">⌋</mo>
                                  </mrow>
                                </munderover>
                                <mrow>
                                  <munderover>
                                    <mo stretchy="false">∑</mo>
                                    <mrow>
                                      <mi>l</mi>
                                      <mo stretchy="false">=</mo>
                                      <mn>1</mn>
                                    </mrow>
                                    <mrow>
                                      <mo fence="true" stretchy="false">⌊</mo>
                                      <mrow>
                                        <mrow>
                                          <msub>
                                            <mi>log</mi>
                                            <mi>c</mi>
                                          </msub>
                                          <mfrac>
                                            <mi>n</mi>
                                            <mrow>
                                              <msup>
                                                <mi>a</mi>
                                                <mi>j</mi>
                                              </msup>
                                              <mo stretchy="false">⋅</mo>
                                              <msup>
                                                <mi>b</mi>
                                                <mi>k</mi>
                                              </msup>
                                            </mrow>
                                          </mfrac>
                                        </mrow>
                                      </mrow>
                                      <mo fence="true" stretchy="false">⌋</mo>
                                    </mrow>
                                  </munderover>
                                  <mrow>
                                    <mo fence="true" stretchy="false">(</mo>
                                    <mrow>
                                      <mtable>
                                        <mtr>
                                          <mtd>
                                            <mrow>
                                              <mrow>
                                                <mo stretchy="false">−</mo>
                                                <mi>j</mi>
                                              </mrow>
                                              <mo stretchy="false">−</mo>
                                              <mi>k</mi>
                                            </mrow>
                                          </mtd>
                                        </mtr>
                                        <mtr>
                                          <mtd>
                                            <mi>l</mi>
                                          </mtd>
                                        </mtr>
                                      </mtable>
                                    </mrow>
                                    <mo fence="true" stretchy="false">)</mo>
                                  </mrow>
                                </mrow>
                              </mrow>
                            </mrow>
                            <mrow>
                              <mo fence="true" stretchy="false">(</mo>
                              <mrow>
                                <mrow>
                                  <mrow>
                                    <mn>1</mn>
                                    <mo stretchy="false">+</mo>
                                    <mrow>
                                      <munderover>
                                        <mo stretchy="false">∑</mo>
                                        <mrow>
                                          <mi>d</mi>
                                          <mo stretchy="false">=</mo>
                                          <mrow>
                                            <mi>c</mi>
                                            <mo stretchy="false">+</mo>
                                            <mn>1</mn>
                                          </mrow>
                                        </mrow>
                                        <mrow>
                                          <mo fence="true" stretchy="false">⌊</mo>
                                          <mrow>
                                            <mfrac>
                                              <mi>n</mi>
                                              <mrow>
                                                <msup>
                                                  <mi>a</mi>
                                                  <mi>j</mi>
                                                </msup>
                                                <msup>
                                                  <mi>b</mi>
                                                  <mi>k</mi>
                                                </msup>
                                                <msup>
                                                  <mi>c</mi>
                                                  <mi>l</mi>
                                                </msup>
                                              </mrow>
                                            </mfrac>
                                          </mrow>
                                          <mo fence="true" stretchy="false">⌋</mo>
                                        </mrow>
                                      </munderover>
                                      <mrow>
                                        <munderover>
                                          <mo stretchy="false">∑</mo>
                                          <mrow>
                                            <mi>m</mi>
                                            <mo stretchy="false">=</mo>
                                            <mn>1</mn>
                                          </mrow>
                                          <mrow>
                                            <mo fence="true" stretchy="false">⌊</mo>
                                            <mrow>
                                              <mrow>
                                                <msub>
                                                  <mi>log</mi>
                                                  <mi>d</mi>
                                                </msub>
                                                <mfrac>
                                                  <mi>n</mi>
                                                  <mrow>
                                                    <msup>
                                                      <mi>a</mi>
                                                      <mi>j</mi>
                                                    </msup>
                                                    <mo stretchy="false">⋅</mo>
                                                    <msup>
                                                      <mi>b</mi>
                                                      <mi>k</mi>
                                                    </msup>
                                                    <mo stretchy="false">⋅</mo>
                                                    <msup>
                                                      <mi>c</mi>
                                                      <mi>l</mi>
                                                    </msup>
                                                  </mrow>
                                                </mfrac>
                                              </mrow>
                                            </mrow>
                                            <mo fence="true" stretchy="false">⌋</mo>
                                          </mrow>
                                        </munderover>
                                        <mrow>
                                          <mo fence="true" stretchy="false">(</mo>
                                          <mrow>
                                            <mtable>
                                              <mtr>
                                                <mtd>
                                                  <mrow>
                                                    <mrow>
                                                      <mo stretchy="false">−</mo>
                                                      <mi>j</mi>
                                                    </mrow>
                                                    <mo stretchy="false">−</mo>
                                                    <mi>k</mi>
                                                    <mo stretchy="false">−</mo>
                                                    <mi>l</mi>
                                                  </mrow>
                                                </mtd>
                                              </mtr>
                                              <mtr>
                                                <mtd>
                                                  <mi>m</mi>
                                                </mtd>
                                              </mtr>
                                            </mtable>
                                          </mrow>
                                          <mo fence="true" stretchy="false">)</mo>
                                        </mrow>
                                      </mrow>
                                    </mrow>
                                  </mrow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n>...</mn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</mrow>
          </mrow>
        </mtd>
      </mtr>
    </mtable>
    <annotation encoding="StarMath 5.0">""%PI(n)=

"" newline "   "

sum from {a = 2} to n sum from j = 1 to {lfloor{log_a n}rfloor} {( -1 )^{j+1} over j}cdot( 

1+sum from {b = a+1} to {lfloor n over a^j rfloor} sum from k = 1 to {lfloor{log_b {n over {a^j}}}rfloor} ( binom{-j}{k} ) cdot(

1+sum from c = b+1 to lfloor n over {a^j b^k}rfloor sum from l = 1 to lfloor{{log_c {n over {a^j cdot b^k}}}}rfloor(binom{-j-k}{l})(

1+sum from d = c+1 to lfloor n over {a^j b^k c^l}rfloor sum from m = 1 to lfloor{{log_d {n over {a^j cdot b^k cdot c^l}}}}rfloor(binom{-j-k-l}{m})(1+...)

)

)

)</annotation>
  </semantics>
</math>
</file>

<file path=Object 4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i>n</mi>
            </munderover>
            <mfrac>
              <msup>
                <mi>z</mi>
                <mrow>
                  <mo fence="true" stretchy="false">(</mo>
                  <mrow>
                    <mi>a</mi>
                  </mrow>
                  <mo fence="true" stretchy="false">)</mo>
                </mrow>
              </msup>
              <mrow>
                <mi>a</mi>
                <mi>!</mi>
              </mrow>
            </mfrac>
          </mrow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2</mn>
                    </mfrac>
                    <mo stretchy="false">⋅</mo>
                    <mfrac>
                      <mi>n</mi>
                      <mi>a</mi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row>
                        <mo stretchy="false">−</mo>
                        <mi>z</mi>
                      </mrow>
                      <mo stretchy="false">/</mo>
                      <mn>2</mn>
                    </mrow>
                  </mrow>
                  <mo fence="true" stretchy="false">)</mo>
                </mrow>
                <mrow>
                  <mo fence="true" stretchy="false">(</mo>
                  <mrow>
                    <mi>b</mi>
                  </mrow>
                  <mo fence="true" stretchy="false">)</mo>
                </mrow>
              </msup>
              <mrow>
                <mi>b</mi>
                <mi>!</mi>
              </mrow>
            </mfrac>
          </mrow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3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i>b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row>
                        <mo stretchy="false">−</mo>
                        <mi>z</mi>
                      </mrow>
                      <mo stretchy="false">/</mo>
                      <mn>3</mn>
                    </mrow>
                  </mrow>
                  <mo fence="true" stretchy="false">)</mo>
                </mrow>
                <mrow>
                  <mo fence="true" stretchy="false">(</mo>
                  <mrow>
                    <mi>c</mi>
                  </mrow>
                  <mo fence="true" stretchy="false">)</mo>
                </mrow>
              </msup>
              <mrow>
                <mi>c</mi>
                <mi>!</mi>
              </mrow>
            </mfrac>
          </mrow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5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row>
                          <mi>b</mi>
                          <mo stretchy="false">⋅</mo>
                          <mn>3</mn>
                        </mrow>
                        <mi>c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row>
                        <mo stretchy="false">−</mo>
                        <mi>z</mi>
                      </mrow>
                      <mo stretchy="false">/</mo>
                      <mn>5</mn>
                    </mrow>
                  </mrow>
                  <mo fence="true" stretchy="false">)</mo>
                </mrow>
                <mrow>
                  <mo fence="true" stretchy="false">(</mo>
                  <mrow>
                    <mi>d</mi>
                  </mrow>
                  <mo fence="true" stretchy="false">)</mo>
                </mrow>
              </msup>
              <mrow>
                <mi>d</mi>
                <mi>!</mi>
              </mrow>
            </mfrac>
          </mrow>
        </mrow>
      </mrow>
      <mi>.</mi>
      <mn>..</mn>
      <mi>.</mi>
    </mrow>
    <annotation encoding="StarMath 5.0">[e^z]_n = sum from a = 0 to n { {z^(a)}over{a!} } 

cdot sum from b=0 to lfloor 1 over 2 cdot {n over a }rfloor { {(-z / 2)^(b)}over{b!} }

cdot sum from c=0 to lfloor 1 over 3 cdot {n over {a cdot 2b} }rfloor { {(-z / 3)^(c)}over{c!} }

cdot sum from d=0 to lfloor 1 over 5 cdot {n over {a cdot 2b cdot 3c} }rfloor { {(-z / 5)^(d)}over{d!} }

. ...</annotation>
  </semantics>
</math>
</file>

<file path=Object 5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row>
                          <mo fence="true" stretchy="false">(</mo>
                          <mrow>
                            <mn>1</mn>
                          </mrow>
                          <mo fence="true" stretchy="false">)</mo>
                        </mrow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i>n</mi>
            </munderover>
            <mfrac>
              <msup>
                <mi>z</mi>
                <mi>a</mi>
              </msup>
              <mrow>
                <mi>a</mi>
                <mi>!</mi>
              </mrow>
            </mfrac>
          </mrow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2</mn>
                    </mfrac>
                    <mo stretchy="false">⋅</mo>
                    <mfrac>
                      <mi>n</mi>
                      <mi>a</mi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i>z</mi>
                      <mo stretchy="false">/</mo>
                      <mn>2</mn>
                    </mrow>
                  </mrow>
                  <mo fence="true" stretchy="false">)</mo>
                </mrow>
                <mi>b</mi>
              </msup>
              <mrow>
                <mi>b</mi>
                <mi>!</mi>
              </mrow>
            </mfrac>
          </mrow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3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i>b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i>z</mi>
                      <mo stretchy="false">/</mo>
                      <mn>3</mn>
                    </mrow>
                  </mrow>
                  <mo fence="true" stretchy="false">)</mo>
                </mrow>
                <mi>c</mi>
              </msup>
              <mrow>
                <mi>c</mi>
                <mi>!</mi>
              </mrow>
            </mfrac>
          </mrow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4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row>
                          <mi>b</mi>
                          <mo stretchy="false">⋅</mo>
                          <mn>3</mn>
                        </mrow>
                        <mi>c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i>z</mi>
                      <mo stretchy="false">/</mo>
                      <mn>4</mn>
                    </mrow>
                  </mrow>
                  <mo fence="true" stretchy="false">)</mo>
                </mrow>
                <mi>d</mi>
              </msup>
              <mrow>
                <mi>d</mi>
                <mi>!</mi>
              </mrow>
            </mfrac>
          </mrow>
        </mrow>
      </mrow>
      <mi>.</mi>
      <mn>..</mn>
      <mi>.</mi>
    </mrow>
    <annotation encoding="StarMath 5.0">[(1 over {1-(1)})^z]_n = sum from a = 0 to n { {z^a}over{a!} } 

cdot sum from b=0 to lfloor 1 over 2 cdot {n over a }rfloor { {(z / 2)^b}over{b!} }

cdot sum from c=0 to lfloor 1 over 3 cdot {n over {a cdot 2b} }rfloor { {(z / 3)^c}over{c!} }

cdot sum from d=0 to lfloor 1 over 4 cdot {n over {a cdot 2b cdot 3c} }rfloor { {(z / 4)^d}over{d!} }

. ...</annotation>
  </semantics>
</math>
</file>

<file path=Object 6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>n</mi>
          </munderover>
          <mfrac>
            <msup>
              <mi>z</mi>
              <mi>k</mi>
            </msup>
            <mrow>
              <mi>k</mi>
              <mi>!</mi>
            </mrow>
          </mfrac>
        </mrow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i>n</mi>
            </munderover>
            <mfrac>
              <msup>
                <mi>z</mi>
                <mrow>
                  <mo fence="true" stretchy="false">(</mo>
                  <mrow>
                    <mi>a</mi>
                  </mrow>
                  <mo fence="true" stretchy="false">)</mo>
                </mrow>
              </msup>
              <mrow>
                <mi>a</mi>
                <mi>!</mi>
              </mrow>
            </mfrac>
          </mrow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2</mn>
                    </mfrac>
                    <mo stretchy="false">⋅</mo>
                    <mfrac>
                      <mi>n</mi>
                      <mi>a</mi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row>
                        <mo stretchy="false">−</mo>
                        <mi>z</mi>
                      </mrow>
                      <mo stretchy="false">/</mo>
                      <mn>2</mn>
                    </mrow>
                  </mrow>
                  <mo fence="true" stretchy="false">)</mo>
                </mrow>
                <mrow>
                  <mo fence="true" stretchy="false">(</mo>
                  <mrow>
                    <mi>b</mi>
                  </mrow>
                  <mo fence="true" stretchy="false">)</mo>
                </mrow>
              </msup>
              <mrow>
                <mi>b</mi>
                <mi>!</mi>
              </mrow>
            </mfrac>
          </mrow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3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i>b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row>
                        <mo stretchy="false">−</mo>
                        <mi>z</mi>
                      </mrow>
                      <mo stretchy="false">/</mo>
                      <mn>3</mn>
                    </mrow>
                  </mrow>
                  <mo fence="true" stretchy="false">)</mo>
                </mrow>
                <mrow>
                  <mo fence="true" stretchy="false">(</mo>
                  <mrow>
                    <mi>c</mi>
                  </mrow>
                  <mo fence="true" stretchy="false">)</mo>
                </mrow>
              </msup>
              <mrow>
                <mi>c</mi>
                <mi>!</mi>
              </mrow>
            </mfrac>
          </mrow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5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row>
                          <mi>b</mi>
                          <mo stretchy="false">⋅</mo>
                          <mn>3</mn>
                        </mrow>
                        <mi>c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row>
                        <mo stretchy="false">−</mo>
                        <mi>z</mi>
                      </mrow>
                      <mo stretchy="false">/</mo>
                      <mn>5</mn>
                    </mrow>
                  </mrow>
                  <mo fence="true" stretchy="false">)</mo>
                </mrow>
                <mrow>
                  <mo fence="true" stretchy="false">(</mo>
                  <mrow>
                    <mi>d</mi>
                  </mrow>
                  <mo fence="true" stretchy="false">)</mo>
                </mrow>
              </msup>
              <mrow>
                <mi>d</mi>
                <mi>!</mi>
              </mrow>
            </mfrac>
          </mrow>
        </mrow>
      </mrow>
      <mi>.</mi>
      <mn>..</mn>
      <mi>.</mi>
    </mrow>
    <annotation encoding="StarMath 5.0">sum from k = 0 to n {{z^k}over{ k! }} = sum from a = 0 to n { {z^(a)}over{a!} } 

cdot sum from b=0 to lfloor 1 over 2 cdot {n over a }rfloor { {(-z / 2)^(b)}over{b!} }

cdot sum from c=0 to lfloor 1 over 3 cdot {n over {a cdot 2b} }rfloor { {(-z / 3)^(c)}over{c!} }

cdot sum from d=0 to lfloor 1 over 5 cdot {n over {a cdot 2b cdot 3c} }rfloor { {(-z / 5)^(d)}over{d!} }

. ...</annotation>
  </semantics>
</math>
</file>

<file path=Object 7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>n</mi>
          </munderover>
          <mfrac>
            <msup>
              <mi>z</mi>
              <mrow>
                <mo fence="true" stretchy="false">(</mo>
                <mrow>
                  <mi>k</mi>
                </mrow>
                <mo fence="true" stretchy="false">)</mo>
              </mrow>
            </msup>
            <mrow>
              <mi>k</mi>
              <mi>!</mi>
            </mrow>
          </mfrac>
        </mrow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i>n</mi>
            </munderover>
            <mfrac>
              <msup>
                <mi>z</mi>
                <mi>a</mi>
              </msup>
              <mrow>
                <mi>a</mi>
                <mi>!</mi>
              </mrow>
            </mfrac>
          </mrow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2</mn>
                    </mfrac>
                    <mo stretchy="false">⋅</mo>
                    <mfrac>
                      <mi>n</mi>
                      <mi>a</mi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i>z</mi>
                      <mo stretchy="false">/</mo>
                      <mn>2</mn>
                    </mrow>
                  </mrow>
                  <mo fence="true" stretchy="false">)</mo>
                </mrow>
                <mi>b</mi>
              </msup>
              <mrow>
                <mi>b</mi>
                <mi>!</mi>
              </mrow>
            </mfrac>
          </mrow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3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i>b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i>z</mi>
                      <mo stretchy="false">/</mo>
                      <mn>3</mn>
                    </mrow>
                  </mrow>
                  <mo fence="true" stretchy="false">)</mo>
                </mrow>
                <mi>c</mi>
              </msup>
              <mrow>
                <mi>c</mi>
                <mi>!</mi>
              </mrow>
            </mfrac>
          </mrow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4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row>
                          <mi>b</mi>
                          <mo stretchy="false">⋅</mo>
                          <mn>3</mn>
                        </mrow>
                        <mi>c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i>z</mi>
                      <mo stretchy="false">/</mo>
                      <mn>4</mn>
                    </mrow>
                  </mrow>
                  <mo fence="true" stretchy="false">)</mo>
                </mrow>
                <mi>d</mi>
              </msup>
              <mrow>
                <mi>d</mi>
                <mi>!</mi>
              </mrow>
            </mfrac>
          </mrow>
        </mrow>
      </mrow>
      <mi>.</mi>
      <mn>..</mn>
      <mi>.</mi>
    </mrow>
    <annotation encoding="StarMath 5.0">sum from k = 0 to n {z^{(k)} over {k!}} = sum from a = 0 to n { {z^a}over{a!} } 

cdot sum from b=0 to lfloor 1 over 2 cdot {n over a }rfloor { {(z / 2)^b}over{b!} }

cdot sum from c=0 to lfloor 1 over 3 cdot {n over {a cdot 2b} }rfloor { {(z / 3)^c}over{c!} }

cdot sum from d=0 to lfloor 1 over 4 cdot {n over {a cdot 2b cdot 3c} }rfloor { {(z / 4)^d}over{d!} }

. ...</annotation>
  </semantics>
</math>
</file>

<file path=Object 8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1</mn>
            </mrow>
            <mi>n</mi>
          </munderover>
          <mrow>
            <mfrac>
              <mrow>
                <mi mathvariant="normal">μ</mi>
                <mrow>
                  <mo fence="true" stretchy="false">(</mo>
                  <mrow>
                    <mi>j</mi>
                  </mrow>
                  <mo fence="true" stretchy="false">)</mo>
                </mrow>
              </mrow>
              <mi>j</mi>
            </mfrac>
            <msub>
              <mi>H</mi>
              <mrow>
                <mo fence="true" stretchy="false">⌊</mo>
                <mrow>
                  <mfrac>
                    <mi>n</mi>
                    <mi>j</mi>
                  </mfrac>
                </mrow>
                <mo fence="true" stretchy="false">⌋</mo>
              </mrow>
            </msub>
          </mrow>
        </mrow>
        <mo stretchy="false">=</mo>
        <mi>f</mi>
      </mrow>
      <mrow>
        <mrow>
          <mo fence="true" stretchy="false">(</mo>
          <mrow>
            <mi>n</mi>
          </mrow>
          <mo fence="true" stretchy="false">)</mo>
        </mrow>
        <mo stretchy="false">=</mo>
        <mn>1</mn>
      </mrow>
    </mrow>
    <annotation encoding="StarMath 5.0">sum from k = 1 to n {{%mu(j)} over j H_{ lfloor n over j rfloor }} = f(n)=1</annotation>
  </semantics>
</math>
</file>

<file path=Object 9/content.xml><?xml version="1.0" encoding="utf-8"?>
<math xmlns="http://www.w3.org/1998/Math/MathML" display="block">
  <semantics>
    <mrow>
      <mrow>
        <munderover>
          <mo stretchy="false">∫</mo>
          <mn>1</mn>
          <mi>n</mi>
        </munderover>
        <mrow>
          <mfrac>
            <mfrac>
              <mrow>
                <mo stretchy="false">−</mo>
                <mn>1</mn>
              </mrow>
              <mi>j</mi>
            </mfrac>
            <mi>j</mi>
          </mfrac>
          <mrow>
            <mo fence="true" stretchy="false">(</mo>
            <mrow>
              <mrow>
                <mi mathvariant="normal">Γ</mi>
                <mrow>
                  <mrow>
                    <mo fence="true" stretchy="false">(</mo>
                    <mrow>
                      <mrow>
                        <mn>0,</mn>
                        <mfrac>
                          <mi>n</mi>
                          <mi>j</mi>
                        </mfrac>
                      </mrow>
                    </mrow>
                    <mo fence="true" stretchy="false">)</mo>
                  </mrow>
                  <mo stretchy="false">+</mo>
                  <mi>log</mi>
                </mrow>
                <mrow>
                  <mfrac>
                    <mi>n</mi>
                    <mi>j</mi>
                  </mfrac>
                  <mo stretchy="false">+</mo>
                  <mi mathvariant="normal">γ</mi>
                </mrow>
              </mrow>
            </mrow>
            <mo fence="true" stretchy="false">)</mo>
          </mrow>
        </mrow>
      </mrow>
      <mrow>
        <mi mathvariant="italic">dj</mi>
        <mo stretchy="false">=</mo>
        <mi>?</mi>
      </mrow>
    </mrow>
    <annotation encoding="StarMath 5.0">int from 1 to n {{{-1} over j} over j (%GAMMA(0,n over j)+log {n over j} + %gamma)} dj = ?</annotation>
  </semantics>
</math>
</file>